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14pt"/>
    </style:style>
    <style:style style:name="co2" style:family="table-column">
      <style:table-column-properties fo:break-before="auto" style:column-width="31.66pt"/>
    </style:style>
    <style:style style:name="co3" style:family="table-column">
      <style:table-column-properties fo:break-before="auto" style:column-width="175.15pt"/>
    </style:style>
    <style:style style:name="co4" style:family="table-column">
      <style:table-column-properties fo:break-before="auto" style:column-width="150.6pt"/>
    </style:style>
    <style:style style:name="co5" style:family="table-column">
      <style:table-column-properties fo:break-before="auto" style:column-width="133.1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33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4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 style:data-style-name="N3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4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3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3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FIPS</text:p>
          </table:table-cell>
          <table:table-cell table:style-name="ce4" office:value-type="string" calcext:value-type="string">
            <text:p>State</text:p>
          </table:table-cell>
          <table:table-cell table:style-name="ce4" office:value-type="string" calcext:value-type="string">
            <text:p>County</text:p>
          </table:table-cell>
          <table:table-cell table:style-name="ce7" office:value-type="string" calcext:value-type="string">
            <text:p>UrbanInfluence</text:p>
          </table:table-cell>
          <table:table-cell table:style-name="ce7" office:value-type="string" calcext:value-type="string">
            <text:p>EconTopology</text:p>
          </table:table-cell>
          <table:table-cell table:style-name="ce8" table:number-columns-repeated="1019"/>
        </table:table-row>
        <table:table-row table:style-name="ro1">
          <table:table-cell table:style-name="ce2" office:value-type="string" calcext:value-type="string">
            <text:p>01000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labama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01001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utaug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03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Baldwi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05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Barbour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07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Bibb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09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Blount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11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Bullock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13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Butler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15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Calhou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17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Chambers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19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Cheroke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21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Chilt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23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Choctaw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25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Clarke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27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Clay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29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Cleburne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31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Coffe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33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Colbert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35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Conecuh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37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Coosa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39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Covingt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41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Crenshaw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43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Cullman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45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Dal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47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Dallas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49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DeKalb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51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Elmor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53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Escambia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55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Etowah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57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Fayett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59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Frankli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61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Genev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63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Green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65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Hal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67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Henr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69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Hous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71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Jackso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73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Jeffers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75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Lamar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77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Lauderdal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79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Lawrenc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81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Le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83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Limeston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85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Lownde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87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Mac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89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Madi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91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Marengo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93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Marion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95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Marshall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97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Mobil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099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Monroe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101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Montgomer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103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Morga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105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Perry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107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Picken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109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Pik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111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Randolph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113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Russell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115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St. Clair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117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Shelby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119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Sumter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121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Talladega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123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Tallapoosa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125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Tuscaloos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127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Walker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129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Washingto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131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Wilcox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133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Winston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2000</text:p>
          </table:table-cell>
          <table:table-cell table:style-name="ce5" office:value-type="string" calcext:value-type="string">
            <text:p>AK</text:p>
          </table:table-cell>
          <table:table-cell table:style-name="ce2" office:value-type="string" calcext:value-type="string">
            <text:p>Alaska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02013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Aleutians East Borough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2016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Aleutians West Census Area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2020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Anchorage Municipali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2050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Bethel Census Area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2060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Bristol Bay Borough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2068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Denali Borough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2070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Dillingham Census Area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2090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Fairbanks North Star Borough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2100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Haines Borough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2105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Hoonah-Angoon Census Area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2110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Juneau City and Borough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2122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Kenai Peninsula Borough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2130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Ketchikan Gateway Borough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2150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Kodiak Island Borough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2158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Kusilvak Census Area</text:p>
          </table:table-cell>
          <table:table-cell table:style-name="ce6" office:value-type="float" office:value="12" calcext:value-type="float">
            <text:p>1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02164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Lake and Peninsula Borough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2170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Matanuska-Susitna Borough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2180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Nome Census Area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2185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North Slope Borough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2188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Northwest Arctic Borough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2195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Petersburg Borough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2198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Prince of Wales-Hyder Census Area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2220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Sitka City and Borough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2230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Skagway Municipali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2240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Southeast Fairbanks Census Area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2261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Valdez-Cordova Census Area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2275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Wrangell City and Borough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2282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Yakutat City and Borough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2290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Yukon-Koyukuk Census Area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4000</text:p>
          </table:table-cell>
          <table:table-cell table:style-name="ce5" office:value-type="string" calcext:value-type="string">
            <text:p>AZ</text:p>
          </table:table-cell>
          <table:table-cell table:style-name="ce2" office:value-type="string" calcext:value-type="string">
            <text:p>Arizona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04001</text:p>
          </table:table-cell>
          <table:table-cell table:style-name="ce2" office:value-type="string" calcext:value-type="string">
            <text:p>AZ</text:p>
          </table:table-cell>
          <table:table-cell table:style-name="ce2" office:value-type="string" calcext:value-type="string">
            <text:p>Apach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4003</text:p>
          </table:table-cell>
          <table:table-cell table:style-name="ce2" office:value-type="string" calcext:value-type="string">
            <text:p>AZ</text:p>
          </table:table-cell>
          <table:table-cell table:style-name="ce2" office:value-type="string" calcext:value-type="string">
            <text:p>Cochis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4005</text:p>
          </table:table-cell>
          <table:table-cell table:style-name="ce2" office:value-type="string" calcext:value-type="string">
            <text:p>AZ</text:p>
          </table:table-cell>
          <table:table-cell table:style-name="ce2" office:value-type="string" calcext:value-type="string">
            <text:p>Coconino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4007</text:p>
          </table:table-cell>
          <table:table-cell table:style-name="ce2" office:value-type="string" calcext:value-type="string">
            <text:p>AZ</text:p>
          </table:table-cell>
          <table:table-cell table:style-name="ce2" office:value-type="string" calcext:value-type="string">
            <text:p>Gila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4009</text:p>
          </table:table-cell>
          <table:table-cell table:style-name="ce2" office:value-type="string" calcext:value-type="string">
            <text:p>AZ</text:p>
          </table:table-cell>
          <table:table-cell table:style-name="ce2" office:value-type="string" calcext:value-type="string">
            <text:p>Graham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4011</text:p>
          </table:table-cell>
          <table:table-cell table:style-name="ce2" office:value-type="string" calcext:value-type="string">
            <text:p>AZ</text:p>
          </table:table-cell>
          <table:table-cell table:style-name="ce2" office:value-type="string" calcext:value-type="string">
            <text:p>Greenlee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4012</text:p>
          </table:table-cell>
          <table:table-cell table:style-name="ce2" office:value-type="string" calcext:value-type="string">
            <text:p>AZ</text:p>
          </table:table-cell>
          <table:table-cell table:style-name="ce2" office:value-type="string" calcext:value-type="string">
            <text:p>La Paz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4013</text:p>
          </table:table-cell>
          <table:table-cell table:style-name="ce2" office:value-type="string" calcext:value-type="string">
            <text:p>AZ</text:p>
          </table:table-cell>
          <table:table-cell table:style-name="ce2" office:value-type="string" calcext:value-type="string">
            <text:p>Maricopa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4015</text:p>
          </table:table-cell>
          <table:table-cell table:style-name="ce2" office:value-type="string" calcext:value-type="string">
            <text:p>AZ</text:p>
          </table:table-cell>
          <table:table-cell table:style-name="ce2" office:value-type="string" calcext:value-type="string">
            <text:p>Mohav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4017</text:p>
          </table:table-cell>
          <table:table-cell table:style-name="ce2" office:value-type="string" calcext:value-type="string">
            <text:p>AZ</text:p>
          </table:table-cell>
          <table:table-cell table:style-name="ce2" office:value-type="string" calcext:value-type="string">
            <text:p>Navajo County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4019</text:p>
          </table:table-cell>
          <table:table-cell table:style-name="ce2" office:value-type="string" calcext:value-type="string">
            <text:p>AZ</text:p>
          </table:table-cell>
          <table:table-cell table:style-name="ce2" office:value-type="string" calcext:value-type="string">
            <text:p>Pim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4021</text:p>
          </table:table-cell>
          <table:table-cell table:style-name="ce2" office:value-type="string" calcext:value-type="string">
            <text:p>AZ</text:p>
          </table:table-cell>
          <table:table-cell table:style-name="ce2" office:value-type="string" calcext:value-type="string">
            <text:p>Pinal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4023</text:p>
          </table:table-cell>
          <table:table-cell table:style-name="ce2" office:value-type="string" calcext:value-type="string">
            <text:p>AZ</text:p>
          </table:table-cell>
          <table:table-cell table:style-name="ce2" office:value-type="string" calcext:value-type="string">
            <text:p>Santa Cruz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4025</text:p>
          </table:table-cell>
          <table:table-cell table:style-name="ce2" office:value-type="string" calcext:value-type="string">
            <text:p>AZ</text:p>
          </table:table-cell>
          <table:table-cell table:style-name="ce2" office:value-type="string" calcext:value-type="string">
            <text:p>Yavapai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4027</text:p>
          </table:table-cell>
          <table:table-cell table:style-name="ce2" office:value-type="string" calcext:value-type="string">
            <text:p>AZ</text:p>
          </table:table-cell>
          <table:table-cell table:style-name="ce2" office:value-type="string" calcext:value-type="string">
            <text:p>Yum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00</text:p>
          </table:table-cell>
          <table:table-cell table:style-name="ce5" office:value-type="string" calcext:value-type="string">
            <text:p>AR</text:p>
          </table:table-cell>
          <table:table-cell table:style-name="ce2" office:value-type="string" calcext:value-type="string">
            <text:p>Arkansas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05001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Arkansas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03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Ashley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05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Baxter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07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Ben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09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Boon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11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Bradley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13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Calhou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15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Carroll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17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Chicot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19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Clark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21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Clay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23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Cleburn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25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Clevelan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27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Columbia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29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Conway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31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Craighea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33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Crawfor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35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Crittende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37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Cross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39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Dallas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41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Desha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43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Drew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45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Faulkn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47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Frankli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49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Fulto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51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Garlan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53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Grant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55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Green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57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Hempstead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59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Hot Spring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61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Howard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63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Independenc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65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Izard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67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Jacks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69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Jeffer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71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Johnso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73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Lafayette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75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Lawrenc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77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Lee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79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Lincol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81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Little Riv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83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Loga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85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Lonok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87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Madi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89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Mario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91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Mill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93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Mississippi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95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Monroe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97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Montgomery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099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Nevada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101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Newt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103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Ouachita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105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Perr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107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Phillips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109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Pike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111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Poinsett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113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Polk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115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Pop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117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Prairie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119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Pulaski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121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Randolph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123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St. Francis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125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Salin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127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Scott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129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Searcy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131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Sebastia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133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Sevier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135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Sharp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137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Stone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139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Uni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141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Van Bure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143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Washing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145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Whit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147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Woodruff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5149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Yell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00</text:p>
          </table:table-cell>
          <table:table-cell table:style-name="ce5" office:value-type="string" calcext:value-type="string">
            <text:p>CA</text:p>
          </table:table-cell>
          <table:table-cell table:style-name="ce2" office:value-type="string" calcext:value-type="string">
            <text:p>California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06001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Alameda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03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Alpine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0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Amador County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07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Butt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09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Calaveras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11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Colusa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13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Contra Costa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1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Del Nort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17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El Dorado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19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Fresno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21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Glen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23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Humboldt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2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Imperial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27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Inyo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29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Ker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31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King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33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Lak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3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Lasse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37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Los Angeles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39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Mader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41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Mari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43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Mariposa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4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Mendocino County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47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Merce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49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Modoc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51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Mono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53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Montere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5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Nap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57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Nevada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59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Orang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61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Placer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63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Plumas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6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Riversid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67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acramento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69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an Benito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71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an Bernardino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73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an Diego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7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an Francisco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77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an Joaqui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79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an Luis Obispo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81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an Mateo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83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anta Barbar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8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anta Clara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87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anta Cruz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89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hast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91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ierra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93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iskiyou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9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olano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97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onom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099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tanislau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101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utt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103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Tehama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10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Trinity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107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Tular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109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Tuolumne County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111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Ventur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113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Yolo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11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Yub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00</text:p>
          </table:table-cell>
          <table:table-cell table:style-name="ce5" office:value-type="string" calcext:value-type="string">
            <text:p>CO</text:p>
          </table:table-cell>
          <table:table-cell table:style-name="ce2" office:value-type="string" calcext:value-type="string">
            <text:p>Colorado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08001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Adams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03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Alamosa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05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Arapaho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07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Archuleta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09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Baca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11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Bent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13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Bould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14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Broomfield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15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Chaffee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17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Cheyenne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19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Clear Creek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21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Conejos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23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Costilla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25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Crowley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27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Custer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29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Delta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31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Denver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33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Dolores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35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Douglas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37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Eagl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39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Elbert County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41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El Paso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43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Fremont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45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Garfield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47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Gilpi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49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Grand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51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Gunnison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53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Hinsdale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55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Huerfano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57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Jackso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59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Jeffers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61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Kiowa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63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Kit Carson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65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Lake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67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La Plata County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69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Larim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71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Las Animas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73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Lincol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75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Loga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77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Mes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79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Mineral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81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Moffat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83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Montezuma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85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Montros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87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Morgan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89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Otero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91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Ouray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93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Park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95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Phillips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97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Pitki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099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Prowers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101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Pueblo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103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Rio Blanco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105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Rio Grande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107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Routt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109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Saguache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111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San Jua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113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San Miguel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115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Sedgwick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117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Summit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119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Tell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121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Washingto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123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Wel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125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Yuma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9000</text:p>
          </table:table-cell>
          <table:table-cell table:style-name="ce5" office:value-type="string" calcext:value-type="string">
            <text:p>CT</text:p>
          </table:table-cell>
          <table:table-cell table:style-name="ce2" office:value-type="string" calcext:value-type="string">
            <text:p>Connecticut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09001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Fairfiel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9003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Hartford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9005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Litchfield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9007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Middlesex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9009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New Have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9011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New Lond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9013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Tolland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9015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Windham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0000</text:p>
          </table:table-cell>
          <table:table-cell table:style-name="ce5" office:value-type="string" calcext:value-type="string">
            <text:p>DE</text:p>
          </table:table-cell>
          <table:table-cell table:style-name="ce2" office:value-type="string" calcext:value-type="string">
            <text:p>Delaware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10001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Kent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0003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New Castl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0005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Sussex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000</text:p>
          </table:table-cell>
          <table:table-cell table:style-name="ce5" office:value-type="string" calcext:value-type="string">
            <text:p>DC</text:p>
          </table:table-cell>
          <table:table-cell table:style-name="ce2" office:value-type="string" calcext:value-type="string">
            <text:p>District of Columbia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11001</text:p>
          </table:table-cell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District of Columbi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00</text:p>
          </table:table-cell>
          <table:table-cell table:style-name="ce5" office:value-type="string" calcext:value-type="string">
            <text:p>FL</text:p>
          </table:table-cell>
          <table:table-cell table:style-name="ce2" office:value-type="string" calcext:value-type="string">
            <text:p>Florida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12001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Alachu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03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Baker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05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Ba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07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Bradford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09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Brevar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11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Broward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13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Calhou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15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Charlott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17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Citru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19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Clay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21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Colli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23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Columbia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27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DeSoto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29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Dixie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31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Duval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33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Escambi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35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Flagl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37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Frankli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39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Gadsde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41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Gilchrist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43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Glades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45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Gulf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47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Hamilt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49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Hardee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51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Hendry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53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Hernando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55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Highland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57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Hillsborough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59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Holmes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61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Indian Riv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63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Jacks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65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Jeffer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67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Lafayette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69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Lak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71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Le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73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Le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75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Levy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77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Liberty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79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Madis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81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Manate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83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Mari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85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Marti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86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Miami-Dad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87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Monroe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89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Nassau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91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Okaloos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93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Okeechobee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95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Orang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97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Osceola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099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Palm Beach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101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Pasco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103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Pinellas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105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Polk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107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Putnam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109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St. Johns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111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St. Luci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113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Santa Ros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115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Sarasot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117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Seminol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119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Sumt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121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Suwanne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123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Taylor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125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Union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127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Volusi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129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Wakull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131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Wal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133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Washingt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00</text:p>
          </table:table-cell>
          <table:table-cell table:style-name="ce5" office:value-type="string" calcext:value-type="string">
            <text:p>GA</text:p>
          </table:table-cell>
          <table:table-cell table:style-name="ce2" office:value-type="string" calcext:value-type="string">
            <text:p>Georgia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1300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Appling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0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Atkinso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0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aco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0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ak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0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aldwi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1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anks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1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arrow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1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artow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1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en Hill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1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errie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2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ibb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2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leckley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2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rantle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2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rook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2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rya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3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ulloch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3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urk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3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utts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3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alhou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3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amden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4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andler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4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arroll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4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atoos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4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harlton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5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hatham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5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hattahooche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5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hattooga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5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heroke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5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lark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6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lay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6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layt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6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linch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6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obb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6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offe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7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olquitt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7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olumbi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7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ook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7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oweta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7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rawfor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8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risp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8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Dad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8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Daws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8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Decatur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8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DeKalb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9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Dodg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9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Dooly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9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Doughert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9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Douglas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09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Early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0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Echol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0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Effingham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0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Elbert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0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Emanuel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0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Evans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1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Fannin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1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Fayett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1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Floy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1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Forsyth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1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Frankli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2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Fult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2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Gilmer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2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Glascock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2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Glyn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2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Gordon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3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Grady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3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Greene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3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Gwinnett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3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Habersham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3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Hall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4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Hancock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4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Harals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4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Harri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4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Hart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4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Heard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5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Henry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5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Hous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5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Irwi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5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Jackson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5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Jasper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6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Jeff Davis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6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Jefferso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6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Jenkins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6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Johns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6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Jone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7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Lamar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7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Lani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7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Lauren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7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Le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7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Libert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8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Lincol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8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Long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8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Lownde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8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Lumpkin County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8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McDuffi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9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McIntosh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9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Mac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9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Madi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9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Mari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19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Meriwether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0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Miller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0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Mitchell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0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Monro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0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Montgomery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1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Morga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1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Murra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1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Muscoge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1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Newt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1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Ocone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2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Oglethorp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2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Paulding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2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Peach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2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Pickens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2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Pierc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3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Pik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3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Polk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3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Pulaski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3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Putnam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3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Quitman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4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Rabu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4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Randolph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4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Richmon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4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Rockdal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4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Schley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5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Screve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5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Seminol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5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Spalding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5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Stephen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5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Stewart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6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Sumter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6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Talbot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6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Taliaferro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6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Tattnall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6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Taylor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7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Telfair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7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Terrell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7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Thomas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7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Tift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7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Toomb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8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Towns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8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Treutle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8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Troup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8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Turner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8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Twiggs County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9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Union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9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Upson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9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Walk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9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Walt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29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War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30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Warre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30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Washingto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30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Wayn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30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Webster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30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Wheeler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31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Whit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31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Whitfiel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31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Wilcox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31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Wilkes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31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Wilkinso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32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Worth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5000</text:p>
          </table:table-cell>
          <table:table-cell table:style-name="ce5" office:value-type="string" calcext:value-type="string">
            <text:p>HI</text:p>
          </table:table-cell>
          <table:table-cell table:style-name="ce2" office:value-type="string" calcext:value-type="string">
            <text:p>Hawaii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15001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Hawaii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5003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Honolulu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5005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Kalawao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5007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Kauai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5009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Maui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00</text:p>
          </table:table-cell>
          <table:table-cell table:style-name="ce5" office:value-type="string" calcext:value-type="string">
            <text:p>ID</text:p>
          </table:table-cell>
          <table:table-cell table:style-name="ce2" office:value-type="string" calcext:value-type="string">
            <text:p>Idaho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16001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d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03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dams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05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Bannock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07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Bear Lake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09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Benewah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11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Bingham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13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Blain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15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Bois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17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Bonner County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19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Bonnevill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21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Boundary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23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Butt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25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ama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27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any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29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aribou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31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assia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33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lark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35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learwater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37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uster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39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lmor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41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rankli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43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remont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45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Gem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47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Gooding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49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daho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51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Jeffer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53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Jerom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55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Kootenai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57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Latah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59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Lemhi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61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Lewis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63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Lincol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65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Madiso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67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Minidoka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69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ez Perc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71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Oneida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73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Owyhe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75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ayett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77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wer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79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hoshone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81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et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83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win Fall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85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Valley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087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Washingt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00</text:p>
          </table:table-cell>
          <table:table-cell table:style-name="ce5" office:value-type="string" calcext:value-type="string">
            <text:p>IL</text:p>
          </table:table-cell>
          <table:table-cell table:style-name="ce2" office:value-type="string" calcext:value-type="string">
            <text:p>Illinois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1700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Adam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0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Alexand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0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Bond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0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Boon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0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Brow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1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Bureau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1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Calhoun County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1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Carroll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1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Cass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1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Champaig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2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Christia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2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Clark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2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Clay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2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Clint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2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Cole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3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Cook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3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Crawford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3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Cumberland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3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eKalb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3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e Witt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4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ouglas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4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uPag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4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Edgar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4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Edwards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4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Effingham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5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Fayette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5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For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5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Frankli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5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Fulto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5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Gallati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6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Greene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6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Grundy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6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Hamilto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6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Hancock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6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Hardin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7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Henders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7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Henr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7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Iroquois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7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Jack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7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Jasper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8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Jeffers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8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Jersey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8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Jo Daviess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8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Johns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8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Kan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9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Kankake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9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Kendall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9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Knox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9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Lak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09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LaSalle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0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Lawrence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0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Lee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0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Livingston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0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Loga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0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McDonough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1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McHenry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1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McLea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1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Mac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1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Macoupi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1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Madis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2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Marion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2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Marshall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2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Mas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2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Massac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2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Menar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3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Merc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3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Monro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3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Montgomery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3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Morga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3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Moultri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4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Ogle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4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eori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4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erry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4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iatt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4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ike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5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ope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5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ulaski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5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utnam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5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Randolph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5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Richland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6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Rock Islan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6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St. Clair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6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Salin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6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Sangam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6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Schuyler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7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Scott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7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Shelby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7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Stark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7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Stephenso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7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Tazewell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8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Uni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8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Vermili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8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Wabash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8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Warre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8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Washington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9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Wayne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9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Whit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9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Whitesid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9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Will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19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William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20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Winnebago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720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Woodfor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00</text:p>
          </table:table-cell>
          <table:table-cell table:style-name="ce5" office:value-type="string" calcext:value-type="string">
            <text:p>IN</text:p>
          </table:table-cell>
          <table:table-cell table:style-name="ce2" office:value-type="string" calcext:value-type="string">
            <text:p>Indiana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1800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Adams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0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Alle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0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Bartholomew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0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Ben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0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Blackford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1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Boon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1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Brow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1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Carroll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1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Cass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1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Clark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2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Cla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2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Clinton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2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Crawford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2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Davies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2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Dearbor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3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Decatur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3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DeKalb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3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Delawar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3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Duboi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3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Elkhart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4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Fayette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4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Floyd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4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Fountai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4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Franklin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4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Fulto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5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Gibs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5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Grant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5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Green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5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Hamilt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5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Hancock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6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Harris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6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Hendricks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6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Henry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6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Howar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6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Huntingto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7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Jackso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7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Jasper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7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Jay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7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Jefferson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7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Jennings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8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Johns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8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Knox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8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Kosciusko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8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LaGrang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8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Lak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9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LaPort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9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Lawrenc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9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Madis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9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Mari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9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Marshall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0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Marti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0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Miami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0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Monro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0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Montgomery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0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Morga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1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Newt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1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Nobl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1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hio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1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range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1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we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2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arke County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2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erry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2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ik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2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orter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2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ose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3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ulaski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3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utnam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3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Randolph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3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Ripley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3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Rush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4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St. Joseph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4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Scott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4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Shelby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4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Spencer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4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Starke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5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Steube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5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Sullivan County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5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Switzerland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5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Tippecano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5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Tipton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6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Uni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6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Vanderburgh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6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Vermilli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6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Vigo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6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Wabash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7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Warre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7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Warrick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7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Washingt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7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Wayn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7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Well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8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Whit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18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Whitle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00</text:p>
          </table:table-cell>
          <table:table-cell table:style-name="ce5" office:value-type="string" calcext:value-type="string">
            <text:p>IA</text:p>
          </table:table-cell>
          <table:table-cell table:style-name="ce2" office:value-type="string" calcext:value-type="string">
            <text:p>Iowa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1900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Adair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0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Adams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0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Allamake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0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Appanoose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0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Audubo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1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Ben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1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Black Hawk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1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Boon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1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Brem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1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Buchana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2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Buena Vista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2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Butler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2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Calhou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2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Carroll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2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Cass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3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Cedar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3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Cerro Gordo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3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Cheroke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3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Chickasaw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3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Clark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4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Clay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4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Clayto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4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Clinto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4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Crawford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4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Dalla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5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Davi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5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Decatur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5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Delawar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5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Des Moine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5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Dickins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6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Dubuqu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6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Emmet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6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Fayett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6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Floyd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6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Frankli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7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Fremont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7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Green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7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Grund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7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Guthri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7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Hamilt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8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Hancock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8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Hardi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8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Harri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8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Henry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8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Howard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9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Humboldt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9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Ida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9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Iowa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9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Jacks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09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Jasper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0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Jeffers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0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John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0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Jone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0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Keokuk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0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Kossuth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1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Le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1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Lin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1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Louisa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1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Lucas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1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Ly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2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Madi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2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Mahaska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2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Mari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2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Marshall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2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Mill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3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Mitchell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3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Monona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3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Monroe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3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Montgomery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3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Muscatin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4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O'Brie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4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Osceola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4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Pag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4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Palo Alto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4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Plymouth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5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Pocahontas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5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Polk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5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Pottawattami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5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Poweshiek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5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Ringgold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6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Sac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6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Scott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6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Shelby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6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Sioux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6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Stor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7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Tama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7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Taylor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7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Uni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7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Van Bure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7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Wapello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8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Warre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8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Washing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8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Wayne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8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Webster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8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Winnebago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9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Winneshiek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9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Woodbur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9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Worth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19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Wright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00</text:p>
          </table:table-cell>
          <table:table-cell table:style-name="ce5" office:value-type="string" calcext:value-type="string">
            <text:p>KS</text:p>
          </table:table-cell>
          <table:table-cell table:style-name="ce2" office:value-type="string" calcext:value-type="string">
            <text:p>Kansas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2000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Allen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0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Anderson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0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Atchison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0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Barber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0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Bart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1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Bourbon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1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Brow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1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Butl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1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hase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1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hautauqua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2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heroke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2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heyenne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2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lark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2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lay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2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loud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3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offey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3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omanche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3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owley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3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rawford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3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Decatur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4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Dickinso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4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Donipha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4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Dougla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4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Edwards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4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Elk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5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Elli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5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Ellsworth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5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Finney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5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Ford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5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Franklin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6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Geary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6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Gove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6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Graham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6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Grant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6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Gray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7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Greeley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7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Greenwood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7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Hamilto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7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Harper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7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Harve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8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Haskell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8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Hodgema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8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Jack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8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Jeffer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8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Jewell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9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Johns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9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Kearny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9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Kingman County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9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Kiowa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09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Labett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0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Lane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0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Leavenworth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0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Lincol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0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Linn County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0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Logan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1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Lyo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1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McPhers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1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Mari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1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Marshall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1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Meade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2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Miami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2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Mitchell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2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Montgomery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2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Morris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2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Morton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3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Nemaha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3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Neosho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3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Ness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3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Norton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3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Osag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4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Osborne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4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Ottawa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4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Pawnee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4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Phillips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4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Pottawatomi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5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Pratt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5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Rawlins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5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Reno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5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Republic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5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Rice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6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Rile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6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Rooks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6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Rush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6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Russell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6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Salin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7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Scott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7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Sedgwick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7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Seward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7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Shawne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7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Sheridan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8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Sherman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8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Smith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8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Stafford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8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Stanton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8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Stevens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9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Sumn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9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Thomas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9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Trego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9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Wabaunse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9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Wallace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20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Washington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20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Wichita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20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Wilso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20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Woodson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20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Wyandott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00</text:p>
          </table:table-cell>
          <table:table-cell table:style-name="ce5" office:value-type="string" calcext:value-type="string">
            <text:p>KY</text:p>
          </table:table-cell>
          <table:table-cell table:style-name="ce2" office:value-type="string" calcext:value-type="string">
            <text:p>Kentucky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2100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Adair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0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Alle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0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Anderson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0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Ballard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0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Barre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1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Bath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1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Bell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1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Boon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1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Bourb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1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Boy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2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Boyl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2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Bracke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2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Breathitt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2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Breckinridge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2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Bullitt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3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Butl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3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Caldwell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3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Calloway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3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Campbell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3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Carlisle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4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Carroll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4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Carter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4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Casey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4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Christia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4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Clark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5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Clay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5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Clinton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5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Crittende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5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Cumberland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5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Davies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6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Edmon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6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Elliott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6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Estill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6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Fayett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6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Fleming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7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Floyd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7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Franklin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7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Fult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7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Gallati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7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Garrard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8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Grant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8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Grave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8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Grays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8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Gree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8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Greenup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9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Hancock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9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Hardi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9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Harla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9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Harrison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09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Hart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0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Hender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0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Henry County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0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Hickma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0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Hopkin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0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Jackso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1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Jeffers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1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Jessamin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1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Johnson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1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Kent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1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Knott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2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Knox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2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Laru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2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Laurel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2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Lawrence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2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Lee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3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Leslie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3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Letcher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3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Lewis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3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Lincol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3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Livingst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4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Loga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4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Lyo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4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cCracke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4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cCreary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4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cLea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5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adiso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5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agoffin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5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ario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5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arshall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5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artin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6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ason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6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ead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6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enife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6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ercer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6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etcalf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7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onroe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7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ontgomery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7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organ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7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uhlenberg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7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Nelson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8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Nicholas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8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Ohio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8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Oldham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8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Owen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8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Owsley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9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Pendlet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9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Perry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9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Pike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9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Powell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19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Pulaski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20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Robertson County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20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Rockcastl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20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Rowa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20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Russell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20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Scott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21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Shelby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21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Simpson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21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Spencer County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21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Taylor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21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Todd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22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Trigg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22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Trimble County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22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Uni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22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Warre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22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Washingto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23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Wayne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23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Webster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23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Whitley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23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Wolfe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123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Woodfor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00</text:p>
          </table:table-cell>
          <table:table-cell table:style-name="ce5" office:value-type="string" calcext:value-type="string">
            <text:p>LA</text:p>
          </table:table-cell>
          <table:table-cell table:style-name="ce2" office:value-type="string" calcext:value-type="string">
            <text:p>Louisiana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22001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Acadia Parish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03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Allen Parish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05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Ascension Parish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07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Assumption Parish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09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Avoyelles Parish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11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Beauregard Parish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13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Bienville Parish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15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Bossier Parish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17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Caddo Parish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19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Calcasieu Parish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21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Caldwell Parish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23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Cameron Parish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25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Catahoula Parish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27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Claiborne Parish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29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Concordia Parish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31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De Soto Parish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33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East Baton Rouge Parish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35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East Carroll Parish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37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East Feliciana Parish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39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Evangeline Parish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41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Franklin Parish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43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Grant Parish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45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Iberia Parish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47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Iberville Parish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49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Jackson Parish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51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Jefferson Paris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53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Jefferson Davis Parish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55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Lafayette Parish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57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Lafourche Parish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59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LaSalle Parish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61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Lincoln Parish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63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Livingston Parish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65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Madison Parish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67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Morehouse Parish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69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Natchitoches Parish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71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Orleans Paris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73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Ouachita Parish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75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Plaquemines Paris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77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Pointe Coupee Parish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79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Rapides Parish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81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Red River Parish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83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Richland Parish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85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Sabine Parish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87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St. Bernard Paris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89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St. Charles Paris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91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St. Helena Parish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93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St. James Paris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95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St. John the Baptist Paris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97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St. Landry Parish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099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St. Martin Parish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101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St. Mary Parish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103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St. Tammany Paris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105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Tangipahoa Parish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107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Tensas Parish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109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Terrebonne Parish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111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Union Parish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113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Vermilion Parish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115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Vernon Parish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117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Washington Parish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119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Webster Parish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121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West Baton Rouge Parish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123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West Carroll Parish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125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West Feliciana Parish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127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Winn Parish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3000</text:p>
          </table:table-cell>
          <table:table-cell table:style-name="ce5" office:value-type="string" calcext:value-type="string">
            <text:p>ME</text:p>
          </table:table-cell>
          <table:table-cell table:style-name="ce2" office:value-type="string" calcext:value-type="string">
            <text:p>Maine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23001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Androscoggi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3003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Aroostook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3005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Cumberlan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3007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Frankli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3009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Hancock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3011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Kennebec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3013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Knox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3015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Lincol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3017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Oxford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3019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Penobscot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3021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Piscataquis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3023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Sagadahoc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3025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Somerset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3027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Waldo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3029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Washington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3031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York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4000</text:p>
          </table:table-cell>
          <table:table-cell table:style-name="ce5" office:value-type="string" calcext:value-type="string">
            <text:p>MD</text:p>
          </table:table-cell>
          <table:table-cell table:style-name="ce2" office:value-type="string" calcext:value-type="string">
            <text:p>Maryland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24001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Allegan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4003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Anne Arundel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4005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Baltimor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4009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Calvert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4011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Caroline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4013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Carroll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4015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Cecil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4017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Charles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4019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Dorchester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4021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Frederick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4023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Garrett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4025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Harford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4027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Howard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4029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Kent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4031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Montgomery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4033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Prince George's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4035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Queen Anne's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4037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St. Mary'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4039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Somerset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4041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Talbot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4043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Washing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4045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Wicomico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4047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Worcest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4510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Baltimore ci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5000</text:p>
          </table:table-cell>
          <table:table-cell table:style-name="ce5" office:value-type="string" calcext:value-type="string">
            <text:p>MA</text:p>
          </table:table-cell>
          <table:table-cell table:style-name="ce2" office:value-type="string" calcext:value-type="string">
            <text:p>Massachusetts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25001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Barnstabl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5003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Berkshir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5005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Bristol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5007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Duke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5009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Essex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5011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Frankli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5013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Hampde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5015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Hampshir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5017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Middlesex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5019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Nantucket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5021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Norfolk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5023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Plymouth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5025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Suffolk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5027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Worcest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00</text:p>
          </table:table-cell>
          <table:table-cell table:style-name="ce5" office:value-type="string" calcext:value-type="string">
            <text:p>MI</text:p>
          </table:table-cell>
          <table:table-cell table:style-name="ce2" office:value-type="string" calcext:value-type="string">
            <text:p>Michigan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2600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Alcona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0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Alger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0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Allega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0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Alpena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0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Antrim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1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Arenac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1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Baraga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1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Barr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1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Ba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1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Benzi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2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Berrie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2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Branch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2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Calhou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2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Cas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2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Charlevoix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3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Cheboygan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3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Chippewa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3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Clar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3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Clin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3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Crawford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4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Delta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4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Dickins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4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Ea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4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Emmet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4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Genese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5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Gladwi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5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Gogebic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5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Grand Travers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5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Gratiot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5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Hillsdal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6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Hought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6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Huron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6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Ingham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6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Ionia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6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Iosco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7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Iro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7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Isabella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7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Jack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7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Kalamazoo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7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Kalkaska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8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Kent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8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Keweenaw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8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Lake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8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Lapeer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8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Leelanau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9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Lenawe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9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Livingst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9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Luce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9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ackinac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09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acomb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0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anistee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0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arquett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0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as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0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ecosta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0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enomine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1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idlan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1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issauke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1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onro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1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ontcalm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1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ontmorency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2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uskeg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2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Newaygo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2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Oakland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2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Oceana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2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Ogemaw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3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Ontonago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3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Osceola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3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Oscoda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3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Otsego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3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Ottaw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4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Presque Isle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4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Roscommon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4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Saginaw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4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St. Clair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4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St. Joseph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5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Sanilac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5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Schoolcraft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5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Shiawassee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5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Tuscola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5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Van Bure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6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Washtenaw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6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Wayn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616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Wexford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00</text:p>
          </table:table-cell>
          <table:table-cell table:style-name="ce5" office:value-type="string" calcext:value-type="string">
            <text:p>MN</text:p>
          </table:table-cell>
          <table:table-cell table:style-name="ce2" office:value-type="string" calcext:value-type="string">
            <text:p>Minnesota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2700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Aitkin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0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Anoka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0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Becker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0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Beltrami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0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Ben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1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Big Stone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1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Blue Earth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1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Brow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1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Carl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1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Carver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2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Cas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2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Chippewa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2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Chisago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2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Cla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2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Clearwater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3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Cook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3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Cottonwood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3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Crow Wing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3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Dakota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3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Dodg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4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Douglas County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4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Faribault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4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Fillmor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4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Freebor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4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Goodhue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5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Grant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5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Hennepi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5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Hous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5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Hubbard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5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Isanti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6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Itasca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6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Jackso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6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Kanabec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6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Kandiyohi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6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Kittson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7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Koochiching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7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Lac qui Parle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7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Lak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7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Lake of the Woods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7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Le Sueur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8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Lincol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8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Ly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8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McLeod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8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Mahnome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8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Marshall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9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Martin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9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Meeker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9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Mille Lacs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9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Morrison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09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Mower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0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Murray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0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Nicollet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0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Noble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0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Norma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0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Olmste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1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Otter Tail County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1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Penningt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1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Pine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1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Pipeston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1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Polk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2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Pop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2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Ramsey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2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Red Lake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2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Redwood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2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Renville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3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Rice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3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Rock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3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Roseau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3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St. Loui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3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Scott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4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Sherburn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4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Sibley County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4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Stearn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4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Steel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4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Stevens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5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Swift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5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Todd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5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Traverse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5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Wabash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5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Wadena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6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Waseca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6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Washingt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6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Watonwa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6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Wilki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6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Winona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7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Wright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717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Yellow Medicine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00</text:p>
          </table:table-cell>
          <table:table-cell table:style-name="ce5" office:value-type="string" calcext:value-type="string">
            <text:p>MS</text:p>
          </table:table-cell>
          <table:table-cell table:style-name="ce2" office:value-type="string" calcext:value-type="string">
            <text:p>Mississippi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2800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Adam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0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Alcor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0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Amit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07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Attala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0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Bent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1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Bolivar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1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Calhou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1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Carroll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17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Chickasaw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1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Choctaw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2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Claiborn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2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Clark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2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Clay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27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Coahoma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2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Copiah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3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Covingt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3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eSoto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3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Forrest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37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Frankli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3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Georg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4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Greene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4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Grenada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4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Hancock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47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Harri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4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Hind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5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Holmes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5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Humphreys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5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Issaquena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57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Itawamba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5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Jack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6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Jasper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6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Jefferso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6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Jefferson Davis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67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Jones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6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Kemper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7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Lafayette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7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Lama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7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Lauderdal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77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Lawrence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7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Leak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8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Le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8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Leflor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8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Lincol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87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Lownde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8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Madi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9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Mari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9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Marshall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9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Monroe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97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Montgomery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09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Neshoba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10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Newto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10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Noxubee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10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Oktibbeha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107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Panola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10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Pearl River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11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Perr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11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Pik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11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Pontotoc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117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Prentiss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11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Quitman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12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Ranki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12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Scott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12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Sharkey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127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Simp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12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Smith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13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Ston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13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Sunflower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13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Tallahatchie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137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Tat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13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Tippah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14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Tishomingo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14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Tunica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14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Union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147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Walthall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14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Warre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15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Washingt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15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Wayne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15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Webster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157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Wilkinso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15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Winsto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16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Yalobusha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816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Yazoo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00</text:p>
          </table:table-cell>
          <table:table-cell table:style-name="ce5" office:value-type="string" calcext:value-type="string">
            <text:p>MO</text:p>
          </table:table-cell>
          <table:table-cell table:style-name="ce2" office:value-type="string" calcext:value-type="string">
            <text:p>Missouri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2900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Adair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0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Andrew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0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Atchiso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0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Audrai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0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Barry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1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Bart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1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Bates County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1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Bento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1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Bolling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1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Boon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2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Buchana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2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Butler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2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aldwell County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2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allawa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2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amde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3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ape Girardeau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3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arroll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3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arter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3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ass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3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edar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4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harito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4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hristia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4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lark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4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lay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4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lint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5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ol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5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ooper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5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rawford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5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Dade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5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Dalla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6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Daviess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6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DeKalb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6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Dent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6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Douglas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6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Dunkli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7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Frankli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7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Gasconade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7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Gentry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7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Green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7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Grundy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8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Harrison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8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Henry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8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Hickory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8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Holt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8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Howard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9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Howell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9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Iro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9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Jacks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9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Jasp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09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Jeffers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0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Johnson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0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Knox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0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Lacled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0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Lafayett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0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Lawrenc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1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Lewi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1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Lincol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1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Linn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1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Livingston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1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McDonal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2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Maco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2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Madis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2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Maries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2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Mari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2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Mercer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3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Miller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3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Mississippi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3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Moniteau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3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Monroe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3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Montgomery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4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Morga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4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New Madrid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4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New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4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Nodaway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4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Orego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5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Osag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5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Ozark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5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Pemiscot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5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Perry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5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Pettis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6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Phelp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6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Pike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6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Platt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6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Polk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6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Pulaski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7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Putnam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7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Rall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7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Randolph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7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Ray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7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Reynolds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8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Ripley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8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St. Charles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8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St. Clair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86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Ste. Genevieve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8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St. Francois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8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St. Louis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9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Saline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9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Schuyler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19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Scotland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20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Scott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20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Shanno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20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Shelby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20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Stoddard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20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Stone County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21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Sulliva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21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Taney County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21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Texas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21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Vernon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21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Warre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22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Washington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22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Wayne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22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Webst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22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Worth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22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Wright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9510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St. Louis ci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00</text:p>
          </table:table-cell>
          <table:table-cell table:style-name="ce5" office:value-type="string" calcext:value-type="string">
            <text:p>MT</text:p>
          </table:table-cell>
          <table:table-cell table:style-name="ce2" office:value-type="string" calcext:value-type="string">
            <text:p>Montana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3000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Beaverhead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03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Big Hor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05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Blaine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07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Broadwater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09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Carb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1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Carter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13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Cascad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15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Chouteau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17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Custer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19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Daniels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2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Dawson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23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Deer Lodge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25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Fallon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27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Fergus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29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Flathead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3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Gallati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33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Garfield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35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Glacier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37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Golden Valle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39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Granite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4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Hill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43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Jeffers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45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Judith Basi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47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Lak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49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Lewis and Clark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5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Liberty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53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Lincol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55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McCone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57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Madiso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59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Meagher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6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Mineral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63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Missoul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65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Musselshell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67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ark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69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etroleum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7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hillips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73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ondera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75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owder River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77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owell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79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rairie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8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Ravalli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83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Richland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85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Roosevelt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87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Rosebud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89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Sanders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9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Sheridan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93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Silver Bow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95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Stillwater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97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Sweet Grass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099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Teto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10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Toole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103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Treasure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105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Valley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107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Wheatland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109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Wibaux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11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Yellowston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00</text:p>
          </table:table-cell>
          <table:table-cell table:style-name="ce5" office:value-type="string" calcext:value-type="string">
            <text:p>NE</text:p>
          </table:table-cell>
          <table:table-cell table:style-name="ce2" office:value-type="string" calcext:value-type="string">
            <text:p>Nebraska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3100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Adams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0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Antelope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0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Arthur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0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Banner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0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Blaine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1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Boone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1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Box Butte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1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Boyd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1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Brown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1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Buffalo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2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Burt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2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Butler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2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Cas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2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Cedar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2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Chase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3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Cherry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3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Cheyenne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3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Clay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3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Colfax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3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Cuming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4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Custer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4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Dakot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4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Dawes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4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Daws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4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Deuel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5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Dix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5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Dodg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5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Dougla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5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Dundy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5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Fillmore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6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Frankli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6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Frontier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6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Furnas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6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Gag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6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Garden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7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Garfield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7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Gosper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7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Grant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7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Greeley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7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Hall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8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Hamil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8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Harla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8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Hayes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8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Hitchcock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8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Holt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9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Hooker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9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Howar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9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Jefferso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9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Johnso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09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Kearney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0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Keith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0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Keya Paha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0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Kimball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0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Knox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0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Lancast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1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Lincol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1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Loga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1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Loup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1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McPhers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1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Madis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2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Merrick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2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Morrill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2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ance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2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maha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2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uckolls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3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Oto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3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Pawnee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3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Perkins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3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Phelps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3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Pierc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4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Platt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4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Polk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4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Red Willow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4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Richardson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4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Rock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5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Salin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5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Sarp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5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Saunder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5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Scotts Bluff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5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Sewar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6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Sheridan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6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Sherma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6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Sioux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6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Stant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6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Thayer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7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Thomas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7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Thursto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7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Valley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7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Washing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7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Wayn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8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Webster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8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Wheeler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18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York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2000</text:p>
          </table:table-cell>
          <table:table-cell table:style-name="ce5" office:value-type="string" calcext:value-type="string">
            <text:p>NV</text:p>
          </table:table-cell>
          <table:table-cell table:style-name="ce2" office:value-type="string" calcext:value-type="string">
            <text:p>Nevada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32001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Churchill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2003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Clark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2005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Douglas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2007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Elko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2009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Esmeralda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2011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Eureka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2013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Humboldt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2015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Lander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2017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Lincoln County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2019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Lyo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2021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Mineral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2023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Nye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2027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Pershing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2029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Store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2031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Washo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2033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White Pine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2510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Carson Ci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3000</text:p>
          </table:table-cell>
          <table:table-cell table:style-name="ce5" office:value-type="string" calcext:value-type="string">
            <text:p>NH</text:p>
          </table:table-cell>
          <table:table-cell table:style-name="ce2" office:value-type="string" calcext:value-type="string">
            <text:p>New Hampshire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33001</text:p>
          </table:table-cell>
          <table:table-cell table:style-name="ce2" office:value-type="string" calcext:value-type="string">
            <text:p>NH</text:p>
          </table:table-cell>
          <table:table-cell table:style-name="ce2" office:value-type="string" calcext:value-type="string">
            <text:p>Belknap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3003</text:p>
          </table:table-cell>
          <table:table-cell table:style-name="ce2" office:value-type="string" calcext:value-type="string">
            <text:p>NH</text:p>
          </table:table-cell>
          <table:table-cell table:style-name="ce2" office:value-type="string" calcext:value-type="string">
            <text:p>Carroll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3005</text:p>
          </table:table-cell>
          <table:table-cell table:style-name="ce2" office:value-type="string" calcext:value-type="string">
            <text:p>NH</text:p>
          </table:table-cell>
          <table:table-cell table:style-name="ce2" office:value-type="string" calcext:value-type="string">
            <text:p>Cheshir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3007</text:p>
          </table:table-cell>
          <table:table-cell table:style-name="ce2" office:value-type="string" calcext:value-type="string">
            <text:p>NH</text:p>
          </table:table-cell>
          <table:table-cell table:style-name="ce2" office:value-type="string" calcext:value-type="string">
            <text:p>Coo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3009</text:p>
          </table:table-cell>
          <table:table-cell table:style-name="ce2" office:value-type="string" calcext:value-type="string">
            <text:p>NH</text:p>
          </table:table-cell>
          <table:table-cell table:style-name="ce2" office:value-type="string" calcext:value-type="string">
            <text:p>Graft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3011</text:p>
          </table:table-cell>
          <table:table-cell table:style-name="ce2" office:value-type="string" calcext:value-type="string">
            <text:p>NH</text:p>
          </table:table-cell>
          <table:table-cell table:style-name="ce2" office:value-type="string" calcext:value-type="string">
            <text:p>Hillsborough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3013</text:p>
          </table:table-cell>
          <table:table-cell table:style-name="ce2" office:value-type="string" calcext:value-type="string">
            <text:p>NH</text:p>
          </table:table-cell>
          <table:table-cell table:style-name="ce2" office:value-type="string" calcext:value-type="string">
            <text:p>Merrimack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3015</text:p>
          </table:table-cell>
          <table:table-cell table:style-name="ce2" office:value-type="string" calcext:value-type="string">
            <text:p>NH</text:p>
          </table:table-cell>
          <table:table-cell table:style-name="ce2" office:value-type="string" calcext:value-type="string">
            <text:p>Rockingham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3017</text:p>
          </table:table-cell>
          <table:table-cell table:style-name="ce2" office:value-type="string" calcext:value-type="string">
            <text:p>NH</text:p>
          </table:table-cell>
          <table:table-cell table:style-name="ce2" office:value-type="string" calcext:value-type="string">
            <text:p>Strafford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3019</text:p>
          </table:table-cell>
          <table:table-cell table:style-name="ce2" office:value-type="string" calcext:value-type="string">
            <text:p>NH</text:p>
          </table:table-cell>
          <table:table-cell table:style-name="ce2" office:value-type="string" calcext:value-type="string">
            <text:p>Sulliva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4000</text:p>
          </table:table-cell>
          <table:table-cell table:style-name="ce5" office:value-type="string" calcext:value-type="string">
            <text:p>NJ</text:p>
          </table:table-cell>
          <table:table-cell table:style-name="ce2" office:value-type="string" calcext:value-type="string">
            <text:p>New Jersey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34001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Atlantic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4003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Berge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4005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Burlingt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4007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Camde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4009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Cape Ma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4011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Cumberlan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4013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Essex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4015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Gloucester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4017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Huds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4019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Hunterd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4021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Merc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4023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Middlesex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4025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Monmouth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4027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Morris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4029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Ocea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4031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Passaic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4033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Salem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4035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Somerset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4037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Sussex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4039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Uni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4041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Warre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00</text:p>
          </table:table-cell>
          <table:table-cell table:style-name="ce5" office:value-type="string" calcext:value-type="string">
            <text:p>NM</text:p>
          </table:table-cell>
          <table:table-cell table:style-name="ce2" office:value-type="string" calcext:value-type="string">
            <text:p>New Mexico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35001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Bernalillo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03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Catro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05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Chave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06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Cibola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07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Colfax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09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Curry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11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De Baca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13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Doña An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15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Eddy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17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Grant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19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Guadalupe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21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Harding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23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Hidalgo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25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Lea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27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Lincol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28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Los Alamos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29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Luna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31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McKinley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33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Mora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35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Otero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37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Quay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39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Rio Arriba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41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Roosevelt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43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Sandoval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45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San Juan County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47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San Miguel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49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Santa F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51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Sierra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53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Socorro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55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Tao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57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Torranc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59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Union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061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Valenci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00</text:p>
          </table:table-cell>
          <table:table-cell table:style-name="ce5" office:value-type="string" calcext:value-type="string">
            <text:p>NY</text:p>
          </table:table-cell>
          <table:table-cell table:style-name="ce2" office:value-type="string" calcext:value-type="string">
            <text:p>New York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36001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Alban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03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Allegany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05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Bronx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07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Broom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09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Cattaraugus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11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Cayuga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13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Chautauqua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15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Chemung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17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Chenango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19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Clint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21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Columbia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23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Cortland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25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Delawar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27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Dutchess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29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Eri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31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Essex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33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Frankli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35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Fulto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37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Genesee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39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Green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41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Hamilto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43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Herkim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45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Jeffer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47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Kings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49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Lewis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51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Livingst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53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Madi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55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Monro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57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Montgomery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59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Nassau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61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New York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63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Niagara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65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Oneid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67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Onondag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69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Ontario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71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Orang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73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Orleans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75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Oswego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77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Otsego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79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Putnam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81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Queens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83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Renssela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85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Richmond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87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Rockland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89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St. Lawrenc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91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Saratog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93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Schenectad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95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Schohari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97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Schuyler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099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Seneca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101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Steuben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103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Suffolk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105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Sullivan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107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Tiog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109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Tompkin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111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Ulst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113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Warre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115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Washing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117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Wayn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119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Westchester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121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Wyoming County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6123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Yates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00</text:p>
          </table:table-cell>
          <table:table-cell table:style-name="ce5" office:value-type="string" calcext:value-type="string">
            <text:p>NC</text:p>
          </table:table-cell>
          <table:table-cell table:style-name="ce2" office:value-type="string" calcext:value-type="string">
            <text:p>North Carolina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3700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Alamanc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0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Alexand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0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Alleghany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0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Anson County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0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Ashe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1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Avery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1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Beaufort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1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Bertie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1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Blade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1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Brunswick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2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Buncomb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2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Burk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2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Cabarrus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2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Caldwell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2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Camden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3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Carteret County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3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Caswell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3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Catawb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3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Chatham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3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Cherokee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4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Chowan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4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Clay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4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Cleveland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4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Columbus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4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Crave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5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Cumberlan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5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Currituck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5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Dare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5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David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5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Davi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6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Dupli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6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Durham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6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Edgecomb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6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Forsyth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6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Frankli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7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Gast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7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Gates County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7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Graham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7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Granville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7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Greene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8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Guilfor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8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Halifax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8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Harnett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8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Haywoo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8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Hender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9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Hertford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9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Hok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9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Hyde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9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Iredell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09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Jackso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0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Johnst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0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Jone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0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Le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0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Lenoir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0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Lincol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1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McDowell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1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Maco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1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Madi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1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Marti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1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Mecklenburg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2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Mitchell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2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Montgomery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2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Moore County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2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Nash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2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New Hanov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3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Northampt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3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Onslow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3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Orang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3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Pamlico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3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Pasquotank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4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Pend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4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Perquimans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4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Per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4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Pitt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4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Polk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5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Randolph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5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Richmond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5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Robeso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5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Rockingham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5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Rowa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6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Rutherford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6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Sampson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6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Scotland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6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Stanly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6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Stoke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7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Surry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7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Swai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7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Transylvania County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7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Tyrrell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7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Uni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8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Vance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8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Wak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8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Warren County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8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Washingto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8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Watauga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9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Wayn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9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Wilkes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9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Wilson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9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Yadki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719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Yancey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00</text:p>
          </table:table-cell>
          <table:table-cell table:style-name="ce5" office:value-type="string" calcext:value-type="string">
            <text:p>ND</text:p>
          </table:table-cell>
          <table:table-cell table:style-name="ce2" office:value-type="string" calcext:value-type="string">
            <text:p>North Dakota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3800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dams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0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Barnes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0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Benson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0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Billings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0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Bottineau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1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Bowman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1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Burke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1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Burleigh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1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Cas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1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Cavalier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2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Dickey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2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Divide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2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Dun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2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Eddy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2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Emmons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3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Foster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3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Golden Valley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3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Grand Fork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3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Grant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3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Griggs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4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Hettinger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4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Kidder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4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LaMoure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4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Loga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4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McHenry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5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McIntosh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5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McKenzie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5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McLea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5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Mercer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5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Mor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6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Mountrail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6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Nelso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6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Oliv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6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Pembina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6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Pierce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7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Ramsey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7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Ransom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7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Renvill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7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Richland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7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Rolette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8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Sargent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8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Sheridan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8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Sioux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8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Slope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8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Stark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9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Steele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9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Stutsma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9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Towner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9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Traill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09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Walsh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10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Ward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10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Wells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810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William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00</text:p>
          </table:table-cell>
          <table:table-cell table:style-name="ce5" office:value-type="string" calcext:value-type="string">
            <text:p>OH</text:p>
          </table:table-cell>
          <table:table-cell table:style-name="ce2" office:value-type="string" calcext:value-type="string">
            <text:p>Ohio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3900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Adams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0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Alle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0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Ashland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0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Ashtabula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0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Athens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1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Auglaiz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1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Belmont County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1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Brow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1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Butler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1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Carroll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2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Champaign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2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Clark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2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Clermont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2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Clinton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2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Columbiana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3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Coshocton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3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Crawford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3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Cuyahoga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3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Dark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3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Defianc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4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Delawar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4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Erie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4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Fairfield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4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Fayette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4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Frankli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5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Ful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5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Gallia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5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Geauga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5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Green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5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Guernsey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6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Hamilt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6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Hancock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6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Hardi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6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Harris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6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Henry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7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Highland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7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Hocking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7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Holmes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7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Huron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7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Jacks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8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Jeffer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8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Knox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8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Lak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8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Lawrenc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8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Licking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9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Logan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9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Lorai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9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Luca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9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Madis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09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Mahoning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0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Marion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0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Medina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0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Meigs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0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Mercer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0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Miami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1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Monroe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1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Montgomer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1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Morgan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1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Morrow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1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Muskingum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2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Noble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2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Ottawa County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2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Paulding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2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Perry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2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Pickaway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3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Pike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3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Portag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3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Preble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3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Putnam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3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Richlan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4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Ross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4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Sandusky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4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Scioto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4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Seneca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4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Shelby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5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Stark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5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Summit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5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Trumbull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5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Tuscarawas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5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Uni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6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Van Wert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6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Vinton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6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Warre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6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Washingto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6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Wayne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7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Williams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7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Woo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917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Wyandot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00</text:p>
          </table:table-cell>
          <table:table-cell table:style-name="ce5" office:value-type="string" calcext:value-type="string">
            <text:p>OK</text:p>
          </table:table-cell>
          <table:table-cell table:style-name="ce2" office:value-type="string" calcext:value-type="string">
            <text:p>Oklahoma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4000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Adair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0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Alfalfa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05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Atoka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07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eaver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09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eckham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1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laine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1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rya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15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Caddo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17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Canadia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19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Carter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2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Cheroke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2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Choctaw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25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Cimarro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27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Cleveland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29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Coal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3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Comanch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3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Cot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35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Craig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37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Creek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39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Custer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4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Delawar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4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Dewey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45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Ellis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47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Garfield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49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Garvin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5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Grady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5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Grant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55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Greer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57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Harmo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59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Harper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6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Haskell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6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Hughes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65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Jacks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67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Jefferso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69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Johnsto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7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Kay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7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Kingfisher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75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Kiowa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77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Latimer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79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Le Flor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8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Lincol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8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Loga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85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Love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87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cClai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89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cCurtain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9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cIntosh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9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ajor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95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arshall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97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ayes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099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urray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10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uskoge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10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Noble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105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Nowata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107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Okfuskee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109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Oklahoma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11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Okmulge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11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Osage County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115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Ottawa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117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Pawnee County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119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Payne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12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Pittsburg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12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Pontotoc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125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Pottawatomie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127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Pushmataha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129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Roger Mills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13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Roger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13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eminole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135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equoyah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137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tephens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139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Texa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14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Tillma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14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Tulsa County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145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Wagon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147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Washingto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149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Washita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15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Woods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015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Woodward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00</text:p>
          </table:table-cell>
          <table:table-cell table:style-name="ce5" office:value-type="string" calcext:value-type="string">
            <text:p>OR</text:p>
          </table:table-cell>
          <table:table-cell table:style-name="ce2" office:value-type="string" calcext:value-type="string">
            <text:p>Oregon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41001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Baker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03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Ben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05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Clackamas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07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Clatsop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09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Columbia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11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Coo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13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Crook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15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Curry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17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Deschute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19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Douglas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21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Gilliam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23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Grant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25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Harney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27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Hood River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29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Jack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31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Jeffers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33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Josephin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35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Klamath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37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Lake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39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Lan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41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Lincol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43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Lin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45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Malheur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47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Mari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49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Morrow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51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Multnomah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53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Polk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55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Sherma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57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Tillamook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59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Umatilla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61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Uni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63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Wallowa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65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Wasco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67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Washingt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69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Wheeler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071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Yamhill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00</text:p>
          </table:table-cell>
          <table:table-cell table:style-name="ce5" office:value-type="string" calcext:value-type="string">
            <text:p>PA</text:p>
          </table:table-cell>
          <table:table-cell table:style-name="ce2" office:value-type="string" calcext:value-type="string">
            <text:p>Pennsylvania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4200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Adam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03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Allegheny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05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Armstrong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07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Beaver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09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Bedford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1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Berk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13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Blai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15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Bradford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17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Bucks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19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Butler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2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ambri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23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amero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25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arb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27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entr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29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hester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3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larion County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33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learfield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35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linto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37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olumbi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39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rawford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4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umberlan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43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Dauphi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45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Delawar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47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Elk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49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Eri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5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Fayett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53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Forest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55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Frankli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57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Fulto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59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Greene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6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Huntingdo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63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Indiana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65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Jefferso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67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Juniata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69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Lackawann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7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Lancast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73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Lawrence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75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Leban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77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Lehigh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79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Luzern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8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Lycoming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83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McKea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85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Merc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87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Miffli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89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Monro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9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Montgomery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93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Montou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95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Northamp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97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Northumberland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099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Perr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10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Philadelphia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103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Pik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105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Potter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107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chuylkill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109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nyder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11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omerset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113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ulliva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115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usquehanna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117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Tioga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119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Unio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12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Venango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123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Warre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125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Washingt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127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Wayne County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129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Westmoreland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13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Wyoming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2133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York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4000</text:p>
          </table:table-cell>
          <table:table-cell table:style-name="ce5" office:value-type="string" calcext:value-type="string">
            <text:p>RI</text:p>
          </table:table-cell>
          <table:table-cell table:style-name="ce2" office:value-type="string" calcext:value-type="string">
            <text:p>Rhode Island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44001</text:p>
          </table:table-cell>
          <table:table-cell table:style-name="ce2" office:value-type="string" calcext:value-type="string">
            <text:p>RI</text:p>
          </table:table-cell>
          <table:table-cell table:style-name="ce2" office:value-type="string" calcext:value-type="string">
            <text:p>Bristol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4003</text:p>
          </table:table-cell>
          <table:table-cell table:style-name="ce2" office:value-type="string" calcext:value-type="string">
            <text:p>RI</text:p>
          </table:table-cell>
          <table:table-cell table:style-name="ce2" office:value-type="string" calcext:value-type="string">
            <text:p>Kent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4005</text:p>
          </table:table-cell>
          <table:table-cell table:style-name="ce2" office:value-type="string" calcext:value-type="string">
            <text:p>RI</text:p>
          </table:table-cell>
          <table:table-cell table:style-name="ce2" office:value-type="string" calcext:value-type="string">
            <text:p>Newport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4007</text:p>
          </table:table-cell>
          <table:table-cell table:style-name="ce2" office:value-type="string" calcext:value-type="string">
            <text:p>RI</text:p>
          </table:table-cell>
          <table:table-cell table:style-name="ce2" office:value-type="string" calcext:value-type="string">
            <text:p>Providenc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4009</text:p>
          </table:table-cell>
          <table:table-cell table:style-name="ce2" office:value-type="string" calcext:value-type="string">
            <text:p>RI</text:p>
          </table:table-cell>
          <table:table-cell table:style-name="ce2" office:value-type="string" calcext:value-type="string">
            <text:p>Washingt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00</text:p>
          </table:table-cell>
          <table:table-cell table:style-name="ce5" office:value-type="string" calcext:value-type="string">
            <text:p>SC</text:p>
          </table:table-cell>
          <table:table-cell table:style-name="ce2" office:value-type="string" calcext:value-type="string">
            <text:p>South Carolina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45001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Abbevill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03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Aike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05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Allendal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07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Ander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09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Bamberg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11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Barnwell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13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Beaufort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15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Berkele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17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Calhou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19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Charles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21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Cheroke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23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Chester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25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Chesterfield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27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Clarend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29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Collet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31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Darling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33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Dill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35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Dorchest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37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Edgefiel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39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Fairfiel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41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Florenc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43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Georgetown County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45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Greenvill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47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Greenwood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49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Hampt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51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Horr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53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Jasp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55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Kershaw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57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Lancaster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59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Lauren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61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Le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63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Lexing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65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McCormick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67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Mari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69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Marlboro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71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Newberry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73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Ocone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75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Orangeburg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77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Picken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79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Richlan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81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Salud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83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Spartanburg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85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Sumt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87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Uni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89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Williamsburg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5091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York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00</text:p>
          </table:table-cell>
          <table:table-cell table:style-name="ce5" office:value-type="string" calcext:value-type="string">
            <text:p>SD</text:p>
          </table:table-cell>
          <table:table-cell table:style-name="ce2" office:value-type="string" calcext:value-type="string">
            <text:p>South Dakota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4600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Aurora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0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Beadl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0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Bennett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09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Bon Homme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11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Brooking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1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Brow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1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Brule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1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Buffalo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19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Butt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21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Campbell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2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Charles Mix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2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Clark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2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Clay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29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Codingt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31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Corson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3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Cust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3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avis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3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ay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39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euel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41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ewey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4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ouglas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4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Edmund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4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ll River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49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ulk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51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Grant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5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Gregory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5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Haako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5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Hamli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59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Hand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61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Hanso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6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Harding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6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Hughe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6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Hutchinso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69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Hyde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71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Jackso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7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Jerauld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7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Jones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7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Kingsbury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79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Lak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81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Lawrence County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8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Lincol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8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Lyma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8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McCook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89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McPherso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91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Marshall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9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Mead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9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Mellette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9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Miner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099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Minnehah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101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Moody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102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Oglala Lakota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4610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Penning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10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Perkins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10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Potter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109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Roberts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111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Sanbor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11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Spink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11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Stanley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119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Sully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121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Todd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12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Tripp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12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Turn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12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Uni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129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Walworth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13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Yankt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613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Ziebach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00</text:p>
          </table:table-cell>
          <table:table-cell table:style-name="ce5" office:value-type="string" calcext:value-type="string">
            <text:p>TN</text:p>
          </table:table-cell>
          <table:table-cell table:style-name="ce2" office:value-type="string" calcext:value-type="string">
            <text:p>Tennessee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4700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Ander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0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Bedford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0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Bento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0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Bledsoe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0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Blount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1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Bradle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1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Campbell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1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Cann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1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Carroll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1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Cart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2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Cheatham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2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Chest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2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Claiborn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2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Clay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2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Cock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3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Coffee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3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Crockett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3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Cumberland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3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Davids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3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Decatur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4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DeKalb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4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Dicks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4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Dyer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4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ayett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4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entress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5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rankli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5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Gibs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5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Giles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5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Graing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5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Green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6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Grundy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6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Hamble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6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Hamil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6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Hancock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6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Hardeman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7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Hardi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7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Hawkin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7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Haywood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7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Henders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7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Henry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8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Hickma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8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Houston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8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Humphreys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8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Jackson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8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Jeffer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9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Johns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9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Knox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9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Lake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9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Lauderdale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09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Lawrence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0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Lewis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0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Lincol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0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Loud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0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McMin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0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McNairy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1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Mac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1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Madi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1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Mari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1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Marshall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1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Maury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2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Meigs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2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Monro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2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Montgomer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2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Moor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2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Morga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3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Obi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3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Overt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3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Perry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3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Pickett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3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Polk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4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Putnam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4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Rhea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4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Roan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4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Roberts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4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Rutherford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5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Scott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5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Sequatchi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5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Sevier County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5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Shelby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5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Smith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6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Stewart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6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Sulliva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6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Sumner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6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Tipt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6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Trousdal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7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Unicoi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7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Uni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7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Van Bure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7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Warren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7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Washing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8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Wayn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8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Weakley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8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White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8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Williams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718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Wils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00</text:p>
          </table:table-cell>
          <table:table-cell table:style-name="ce5" office:value-type="string" calcext:value-type="string">
            <text:p>TX</text:p>
          </table:table-cell>
          <table:table-cell table:style-name="ce2" office:value-type="string" calcext:value-type="string">
            <text:p>Texas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4800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Anders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0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Andrews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0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Angelina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0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Aransa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0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Archer County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1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Armstrong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1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Atascosa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1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Austi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1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ailey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1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andera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2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astrop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2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aylor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2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e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2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ell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2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exar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3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lanco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3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orde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3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osque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3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owi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3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razoria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4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razo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4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rewster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4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riscoe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4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rooks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4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row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5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urleson County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5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urnet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5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aldwell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5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alhou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5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allaha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6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amer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6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amp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6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ar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6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ass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6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astro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7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hambers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7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heroke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7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hildress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7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lay County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7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ochra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8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oke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8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olema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8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olli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8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ollingsworth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8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olorado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9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omal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9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omanche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9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oncho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9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ooke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09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oryell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0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ottle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0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ran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0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rockett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0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rosb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0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ulberson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1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Dallam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1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Dallas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1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Daws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1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Deaf Smith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1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Delta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2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Dent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2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DeWitt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2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Dickens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2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Dimmit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2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Donley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3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Duval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3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Eastland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3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Ector County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3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Edwards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3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Ellis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4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El Paso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4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Erath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4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Fall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4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Fannin County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4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Fayette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5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Fisher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5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Floyd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5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Foard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5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Fort Bend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5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Frankli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6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Freestone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6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Frio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6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Gaines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6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Galvest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6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Garza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7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Gillespi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7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Glasscock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7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Golia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7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Gonzales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7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Gray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8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Gray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8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Gregg County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8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Grimes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8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Guadalup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8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al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9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all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9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amilt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9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ansford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9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ardema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19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ardi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0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arris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0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arriso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0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artley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0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askell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0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ays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1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emphill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1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enderson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1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idalgo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1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ill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1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ockley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2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ood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2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opkins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2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ousto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2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oward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2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udspeth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3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unt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3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utchinso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3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Irion County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3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Jack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3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Jacks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4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Jasper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4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Jeff Davis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4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Jeffer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4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Jim Hogg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4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Jim Wells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5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Johns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5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Jone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5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Karnes County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5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Kaufma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5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Kendall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6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Kenedy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6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Kent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6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Kerr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6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Kimble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6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King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7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Kinney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7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Kleberg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7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Knox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7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Lamar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7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Lamb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8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Lampasa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8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La Sall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8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Lavaca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8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Lee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8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Leo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9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Liberty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9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Limeston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9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Lipscomb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9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Live Oak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29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Llano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0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Loving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0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Lubbock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0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Lyn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0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cCulloch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0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cLenna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1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cMullen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1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adis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1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ario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1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arti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1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aso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2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atagorda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2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averick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2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edina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2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enard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2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idland County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3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ilam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3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ills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3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itchell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3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ontague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3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ontgomery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4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oor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4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orris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4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otley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4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Nacogdoche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4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Navarro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5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New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5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Nola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5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Nuece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5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Ochiltree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5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Oldham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6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Orang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6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Palo Pinto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6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Panola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6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Parker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6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Parmer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7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Pecos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7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Polk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7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Pott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7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Presidio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7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Rains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8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Randall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8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Reaga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8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Real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8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Red River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8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Reeve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9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Refugio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9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Roberts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9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Robertson County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9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Rockwall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39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Runnels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0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Rusk County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0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abine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0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an Augustine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0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an Jacinto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0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an Patricio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1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an Saba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1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chleicher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1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curry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1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hackelford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1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helby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2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herma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2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mith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2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omervell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2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tarr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2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tephens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3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terling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3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tonewall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3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utton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3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wisher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3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Tarrant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4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Taylo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4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Terrell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4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Terry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4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Throckmorton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4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Titus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5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Tom Gree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5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Travis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5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Trinity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5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Tyler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5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Upshu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6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Upto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6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Uvalde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6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Val Verd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6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Van Zandt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6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Victoria County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7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Walker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7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Waller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7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Ward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7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Washington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7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Webb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8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Wharton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8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Wheeler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8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Wichita County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8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Wilbarger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8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Willacy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9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Williams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9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Wilson County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9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Winkler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9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Wis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49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Wood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50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Yoakum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50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Young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50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Zapata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850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Zavala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9000</text:p>
          </table:table-cell>
          <table:table-cell table:style-name="ce5" office:value-type="string" calcext:value-type="string">
            <text:p>UT</text:p>
          </table:table-cell>
          <table:table-cell table:style-name="ce2" office:value-type="string" calcext:value-type="string">
            <text:p>Utah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49001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Beaver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9003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Box Eld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9005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Cach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9007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Carb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9009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Daggett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9011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Davi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9013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Duchesne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9015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Emery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9017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Garfield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9019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Grand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9021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Iro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9023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Juab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9025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Kan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9027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Millard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9029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Morga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9031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Piute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9033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Rich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9035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Salt Lak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9037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San Jua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9039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Sanpet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9041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Sevier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9043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Summit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9045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Tooel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9047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Uintah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9049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Utah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9051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Wasatch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9053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Washing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9055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Wayne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9057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Weber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000</text:p>
          </table:table-cell>
          <table:table-cell table:style-name="ce5" office:value-type="string" calcext:value-type="string">
            <text:p>VT</text:p>
          </table:table-cell>
          <table:table-cell table:style-name="ce2" office:value-type="string" calcext:value-type="string">
            <text:p>Vermont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50001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Addis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003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Bennington County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005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Caledonia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007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Chittende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009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Essex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011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Frankli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013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Grand Isl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015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Lamoille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017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Orang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019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Orleans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021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Rutland County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023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Washingto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025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Windham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027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Windsor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00</text:p>
          </table:table-cell>
          <table:table-cell table:style-name="ce5" office:value-type="string" calcext:value-type="string">
            <text:p>VA</text:p>
          </table:table-cell>
          <table:table-cell table:style-name="ce2" office:value-type="string" calcext:value-type="string">
            <text:p>Virginia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5100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Accomack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0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Albemarl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0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Alleghany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0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Amelia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0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Amherst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1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Appomattox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1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Arlingt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1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August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1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Bath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1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Bedfor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2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Bland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2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Botetourt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2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Brunswick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2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Buchanan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2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Buckingham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3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Campbell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3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Carolin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3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Carroll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36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Charles City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3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Charlotte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4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Chesterfield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4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Clark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4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Craig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4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Culpeper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4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Cumberland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5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Dickens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5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Dinwiddi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5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Essex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5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Fairfax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6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Fauquier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6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Floy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6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Fluvann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6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Frankli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6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Frederick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7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Gile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7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Gloucester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7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Goochland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7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Grayson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7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Green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8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Greensville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8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Halifax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8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Hanover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8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Henrico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8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Henry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9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Highland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9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Isle of Wight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9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James City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9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King and Queen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09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King George County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0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King William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0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Lancaster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0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Lee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0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Loudou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0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Louisa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1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Lunenburg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1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Madison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1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Mathews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1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Mecklenburg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1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Middlesex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2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Montgomer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2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Nels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2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New Kent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3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Northampton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3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Northumberland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3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Nottoway County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3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Orange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3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Page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4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Patrick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4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Pittsylvania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4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Powhata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4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Prince Edward County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4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Prince Georg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5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Prince William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5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Pulaski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5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Rappahannock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5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Richmond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6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Roanok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6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Rockbridg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6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Rockingham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6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Russell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6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Scott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7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Shenandoah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7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Smyth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7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Southampton County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7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Spotsylvania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7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Stafford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8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Surry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8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Sussex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8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Tazewell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8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Warre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9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Washing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9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Westmoreland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9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Wis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9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Wyth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19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York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51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Alexandria ci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52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Bristol ci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53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Buena Vista ci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54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Charlottesville ci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55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Chesapeake ci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57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Colonial Heights ci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58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Covington ci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59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Danville ci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59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Emporia ci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60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Fairfax ci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61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Falls Church ci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62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Franklin city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63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Fredericksburg ci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64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Galax ci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65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Hampton ci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66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Harrisonburg ci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67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Hopewell ci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678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Lexington ci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68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Lynchburg ci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68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Manassas ci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68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Manassas Park ci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69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Martinsville ci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70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Newport News ci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71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Norfolk ci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72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Norton ci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73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Petersburg ci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73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Poquoson ci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74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Portsmouth ci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75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Radford ci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76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Richmond ci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77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Roanoke ci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77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Salem ci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79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Staunton ci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80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Suffolk ci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81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Virginia Beach ci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82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Waynesboro ci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83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Williamsburg ci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84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Winchester ci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00</text:p>
          </table:table-cell>
          <table:table-cell table:style-name="ce5" office:value-type="string" calcext:value-type="string">
            <text:p>WA</text:p>
          </table:table-cell>
          <table:table-cell table:style-name="ce2" office:value-type="string" calcext:value-type="string">
            <text:p>Washington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53001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Adams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03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Asoti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05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Ben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07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Chela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09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Clallam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11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Clark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13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Columbi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15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Cowlitz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17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Dougla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19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Ferry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21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Frankli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23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Garfield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25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Grant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27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Grays Harbor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29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Island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31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Jeffers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33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King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35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Kitsap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37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Kittitas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39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Klickitat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41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Lewis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43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Lincol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45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Mason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47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Okanoga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49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Pacific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51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Pend Oreill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53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Pierc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55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San Juan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57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Skagit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59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Skamania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61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Snohomish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63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Spokan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65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Steven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67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Thurs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69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Wahkiakum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71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Walla Wall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73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Whatcom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75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Whitma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3077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Yakim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00</text:p>
          </table:table-cell>
          <table:table-cell table:style-name="ce5" office:value-type="string" calcext:value-type="string">
            <text:p>WV</text:p>
          </table:table-cell>
          <table:table-cell table:style-name="ce2" office:value-type="string" calcext:value-type="string">
            <text:p>West Virginia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54001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Barbour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03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Berkeley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05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Boone County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07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Braxto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09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Brook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11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Cabell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13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Calhou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15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Clay County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17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Doddridg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19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Fayett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21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Gilmer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23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Grant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25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Greenbrier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27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Hampshir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29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Hancock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31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Hardy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33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Harris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35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Jacks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37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Jeffers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39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Kanawh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41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Lewis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43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Lincoln County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45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Loga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47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McDowell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49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Mario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51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Marshall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53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Maso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55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Mercer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57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Mineral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59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Mingo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61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Monongali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63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Monroe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65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Morga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67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Nicholas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69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Ohio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71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Pendleton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73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Pleasants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75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Pocahontas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77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Prest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79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Putnam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81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Raleigh County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83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Randolph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85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Ritchie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87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Roane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89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Summers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91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Taylor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93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Tucker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95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Tyler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97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Upshur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099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Wayn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101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Webster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103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Wetzel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105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Wirt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107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Wood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4109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Wyoming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00</text:p>
          </table:table-cell>
          <table:table-cell table:style-name="ce5" office:value-type="string" calcext:value-type="string">
            <text:p>WI</text:p>
          </table:table-cell>
          <table:table-cell table:style-name="ce2" office:value-type="string" calcext:value-type="string">
            <text:p>Wisconsin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55001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Adams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03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Ashland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05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Barr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07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Bayfield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09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Brow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11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Buffalo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13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Burnett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15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Calumet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17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Chippew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19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Clark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21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Columbi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23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Crawford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25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Dan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27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Dodge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29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Door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31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Douglas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33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Dunn Count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35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Eau Clair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37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Florence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39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Fond du Lac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41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Forest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43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Grant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45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Gree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47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Green Lak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49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Iowa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51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Iron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53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Jacks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55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Jefferson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57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Juneau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59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Kenosha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61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Kewaune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63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La Cross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65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Lafayette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67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Langlad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69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Lincoln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71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Manitowoc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73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Maratho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75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Marinett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77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Marquette Coun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78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Menomine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79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Milwauke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81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Monro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83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Oconto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85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Oneida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87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Outagami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89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Ozauke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91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Pepin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93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Pierce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95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Polk Coun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97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Portage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099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Price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101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Racin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103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Richland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105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Rock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107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Rusk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109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St. Croix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111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Sauk County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113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Sawyer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115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Shawano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117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Sheboygan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119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Taylor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121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Trempealeau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123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Vernon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125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Vilas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127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Walworth Count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129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Washburn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131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Washington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133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Waukesha Coun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135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Waupaca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137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Waushara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139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Winnebago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141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Wood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6000</text:p>
          </table:table-cell>
          <table:table-cell table:style-name="ce5" office:value-type="string" calcext:value-type="string">
            <text:p>WY</text:p>
          </table:table-cell>
          <table:table-cell table:style-name="ce2" office:value-type="string" calcext:value-type="string">
            <text:p>Wyoming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56001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Albany Count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6003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Big Horn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6005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Campbell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6007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Carbo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6009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Converse Count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6011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Crook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6013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Fremont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6015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Goshe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6017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Hot Springs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6019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Johnso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6021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Laramie Coun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6023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Lincol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6025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Natrona County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6027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Niobrara Count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6029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Park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6031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Platte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6033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Sherida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6035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Sublette Count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6037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Sweetwater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6039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Teton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6041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Uinta Count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6043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Washakie Count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6045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Weston Count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72000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Puerto Rico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72001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Adjuntas Municipio, Puerto Rico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03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Aguada Municipio, Puerto Rico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05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Aguadilla Municipio, Puerto Rico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07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Aguas Buenas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09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Aibonito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11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Añasco Municipio, Puerto Rico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13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Arecibo Municipio, Puerto Rico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15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Arroyo Municipio, Puerto Rico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17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Barceloneta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19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Barranquitas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21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Bayamón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23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Cabo Rojo Municipio, Puerto Rico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25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Caguas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27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Camuy Municipio, Puerto Rico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29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Canóvanas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31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Carolina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33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Cataño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35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Cayey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37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Ceiba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39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Ciales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41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Cidra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43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Coamo Municipio, Puerto Rico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45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Comerío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47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Corozal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49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Culebra Municipio, Puerto Rico</text:p>
          </table:table-cell>
          <table:table-cell table:style-name="ce6" office:value-type="float" office:value="12" calcext:value-type="float">
            <text:p>1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51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Dorado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53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Fajardo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54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Florida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55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Guánica Municipio, Puerto Rico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57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Guayama Municipio, Puerto Rico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59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Guayanilla Municipio, Puerto Rico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61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Guaynabo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63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Gurabo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65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Hatillo Municipio, Puerto Rico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67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Hormigueros Municipio, Puerto Rico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69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Humacao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71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Isabela Municipio, Puerto Rico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73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Jayuya Municipio, Puerto Rico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75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Juana Díaz Municipio, Puerto Rico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77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Juncos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79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Lajas Municipio, Puerto Rico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81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Lares Municipio, Puerto Rico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83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Las Marías Municipio, Puerto Rico</text:p>
          </table:table-cell>
          <table:table-cell table:style-name="ce6" office:value-type="float" office:value="7" calcext:value-type="float">
            <text:p>7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85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Las Piedras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87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Loíza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89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Luquillo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91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Manatí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93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Maricao Municipio, Puerto Rico</text:p>
          </table:table-cell>
          <table:table-cell table:style-name="ce6" office:value-type="float" office:value="7" calcext:value-type="float">
            <text:p>7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95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Maunabo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97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Mayagüez Municipio, Puerto Rico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099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Moca Municipio, Puerto Rico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101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Morovis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103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Naguabo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105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Naranjito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107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Orocovis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109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Patillas Municipio, Puerto Rico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111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Peñuelas Municipio, Puerto Rico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113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Ponce Municipio, Puerto Rico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115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Quebradillas Municipio, Puerto Rico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117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Rincón Municipio, Puerto Rico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119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Río Grande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121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Sabana Grande Municipio, Puerto Rico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123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Salinas Municipio, Puerto Rico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125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San Germán Municipio, Puerto Rico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127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San Juan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129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San Lorenzo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131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San Sebastián Municipio, Puerto Rico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133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Santa Isabel Municipio, Puerto Rico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135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Toa Alta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137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Toa Baja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139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Trujillo Alto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141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Utuado Municipio, Puerto Rico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143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Vega Alta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145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Vega Baja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147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Vieques Municipio, Puerto Rico</text:p>
          </table:table-cell>
          <table:table-cell table:style-name="ce6" office:value-type="float" office:value="12" calcext:value-type="float">
            <text:p>1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149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Villalba Municipio, Puerto Rico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151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Yabucoa Municipio, 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72153</text:p>
          </table:table-cell>
          <table:table-cell table:style-name="ce6" office:value-type="string" calcext:value-type="string">
            <text:p>PR</text:p>
          </table:table-cell>
          <table:table-cell table:style-name="ce6" office:value-type="string" calcext:value-type="string">
            <text:p>Yauco Municipio, Puerto Rico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019"/>
        </table:table-row>
        <table:table-row table:style-name="ro1" table:number-rows-repeated="10453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number-columns-repeated="2" table:default-cell-style-name="ce10"/>
        <table:table-column table:style-name="co6" table:default-cell-style-name="ce3"/>
        <table:table-row table:style-name="ro1">
          <table:table-cell table:style-name="ce9" office:value-type="string" calcext:value-type="string">
            <text:p>2013 Urban Influence Codes</text:p>
          </table:table-cell>
          <table:table-cell table:style-name="ce3"/>
          <table:table-cell table:style-name="Default"/>
        </table:table-row>
        <table:table-row table:style-name="ro1">
          <table:table-cell table:style-name="ce3" table:number-columns-repeated="2"/>
          <table:table-cell/>
        </table:table-row>
        <table:table-row table:style-name="ro1">
          <table:table-cell table:style-name="ce9" office:value-type="string" calcext:value-type="string">
            <text:p>Metropolitan Counties*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In large metro area of 1+ million residents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In small metro area of less than 1 million residents</text:p>
          </table:table-cell>
          <table:table-cell/>
        </table:table-row>
        <table:table-row table:style-name="ro1">
          <table:table-cell table:style-name="ce3"/>
          <table:table-cell table:number-columns-repeated="2"/>
        </table:table-row>
        <table:table-row table:style-name="ro1">
          <table:table-cell table:style-name="ce9" office:value-type="string" calcext:value-type="string">
            <text:p>Nonmetropolitan Counties</text:p>
          </table:table-cell>
          <table:table-cell table:style-name="ce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cropolitan area adjacent to large metro are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core adjacent to large metro are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cropolitan area adjacent to small metro are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ncore adjacent to small metro area and contains a town of at least 2,500 resident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ncore adjacent to small metro area and does not contain a town of at least 2,500 resident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cropolitan area not adjacent to a metro are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ncore adjacent to micro area and contains a town of at least 2,500 resident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ncore adjacent to micro area and does not contain a town of at least 2,500 resident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ncore not adjacent to metro or micro area and contains a town of at least 2,500 residen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ncore not adjacent to metro or micro area and does not contain a town of at least 2,500 residents</text:p>
          </table:table-cell>
          <table:table-cell/>
        </table:table-row>
        <table:table-row table:style-name="ro2"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Economic_typology_2015</text:p>
          </table:table-cell>
          <table:table-cell table:style-name="Default" table:number-columns-repeated="2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Default" office:value-type="string" calcext:value-type="string">
            <text:p>Nonspecialized</text:p>
          </table:table-cell>
          <table:table-cell table:style-name="Default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arm dependent</text:p>
          </table:table-cell>
          <table:table-cell table:style-name="Default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Mining dependent</text:p>
          </table:table-cell>
          <table:table-cell table:style-name="Default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Manufacturing dependent</text:p>
          </table:table-cell>
          <table:table-cell table:style-name="Default"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Federal/State Gov dependent</text:p>
          </table:table-cell>
          <table:table-cell table:style-name="Default"/>
        </table:table-row>
        <table:table-row table:style-name="ro2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Recreation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 number:grouping="true"/>
    </number:number-style>
    <number:number-style style:name="N134">
      <number:number number:decimal-places="1" loext:min-decimal-places="1" number:min-integer-digits="1"/>
    </number:number-style>
    <number:number-style style:name="N135P0" style:volatile="true">
      <number:text>Yes</number:text>
    </number:number-style>
    <number:number-style style:name="N135P1" style:volatile="true">
      <number:text>Yes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True</number:text>
    </number:number-style>
    <number:number-style style:name="N136P1" style:volatile="true">
      <number:text>True</number:text>
    </number:number-style>
    <number:number-style style:name="N136">
      <number:text>False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On</number:text>
    </number:number-style>
    <number:number-style style:name="N137P1" style:volatile="true">
      <number:text>On</number:text>
    </number:number-style>
    <number:number-style style:name="N137">
      <number:text>Off</number:text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0:56:19.061049263</meta:creation-date>
    <dc:date>2017-08-23T13:37:55.991014942</dc:date>
    <meta:editing-duration>PT2H41M36S</meta:editing-duration>
    <meta:editing-cycles>3</meta:editing-cycles>
    <meta:generator>LibreOffice/5.4.0.3$Linux_X86_64 LibreOffice_project/40m0$Build-3</meta:generator>
    <meta:document-statistic meta:table-count="2" meta:cell-count="16222" meta:object-count="0"/>
  </office:meta>
</office:document-meta>
</file>